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Standard">
      <style:paragraph-properties fo:margin-top="0cm" fo:margin-bottom="0cm" loext:contextual-spacing="false"/>
      <style:text-properties style:font-name="Liberation Serif" fo:font-size="12pt" officeooo:rsid="003b3c2c" officeooo:paragraph-rsid="00393570" style:font-name-asian="Symbol" style:font-size-asian="12pt" style:font-name-complex="Symbol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2pt" officeooo:rsid="007f5e09" officeooo:paragraph-rsid="00943d35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2pt" officeooo:rsid="00967016" officeooo:paragraph-rsid="00967016" style:font-name-asian="Symbol" style:font-size-asian="12pt" style:font-name-complex="Symbol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967016" officeooo:paragraph-rsid="00970d75" style:font-name-asian="Symbol" style:font-size-asian="12pt" style:font-name-complex="Symbol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2pt" officeooo:rsid="00970d75" officeooo:paragraph-rsid="00970d75" style:font-name-asian="Symbol" style:font-size-asian="12pt" style:font-name-complex="Symbol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52e06a" officeooo:paragraph-rsid="007a7f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52e06a" officeooo:paragraph-rsid="0084a84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927951" officeooo:paragraph-rsid="0092795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font-name="Liberation Serif" fo:font-size="14pt" fo:font-weight="bold" officeooo:rsid="0052e06a" officeooo:paragraph-rsid="007a7f5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erif" fo:font-size="14pt" fo:font-weight="bold" officeooo:rsid="0098dc20" officeooo:paragraph-rsid="0098dc20" style:font-name-asian="Symbol" style:font-size-asian="14pt" style:font-weight-asian="bold" style:font-name-complex="Symbol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Liberation Serif" fo:font-size="12pt" officeooo:rsid="0098dc20" officeooo:paragraph-rsid="0098dc20" style:font-name-asian="Symbol" style:font-size-asian="12pt" style:font-name-complex="Symbol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Liberation Serif" fo:font-size="12pt" officeooo:rsid="0098e06a" officeooo:paragraph-rsid="0098e06a" style:font-name-asian="Symbol" style:font-size-asian="12pt" style:font-name-complex="Symbol" style:font-size-complex="12pt"/>
    </style:style>
    <style:style style:name="P15" style:family="paragraph" style:parent-style-name="Table_20_Contents">
      <style:text-properties style:font-name="Liberation Serif" fo:font-weight="bold" officeooo:rsid="0098dc20" officeooo:paragraph-rsid="0098dc20" style:font-weight-asian="bold" style:font-weight-complex="bold"/>
    </style:style>
    <style:style style:name="T1" style:family="text">
      <style:text-properties officeooo:rsid="0033a728"/>
    </style:style>
    <style:style style:name="T2" style:family="text">
      <style:text-properties officeooo:rsid="009670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ide Area Network</text:p>
      <text:p text:style-name="P3"/>
      <text:p text:style-name="P13">Geschichte: Wunsch landes bzw. weltweite Vernetzung, Militär, Wissenschaft</text:p>
      <text:p text:style-name="P13">Übertragungswege: Satellit, Kabel im Meer, Glasfaser im Boden; Bsp. Afrikakabel</text:p>
      <text:p text:style-name="P13">→ genauer erläutern?</text:p>
      <text:p text:style-name="P13">Knotenpunkte wie DENIC</text:p>
      <text:p text:style-name="P13"/>
      <text:p text:style-name="P14">Zusammenfassen mit Internet</text:p>
      <text:p text:style-name="P4"/>
      <text:p text:style-name="P4"/>
      <text:p text:style-name="P11">Tipps für die Recherche</text:p>
      <text:p text:style-name="P8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8dc20" officeooo:paragraph-rsid="0098dc2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a728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WA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Rechnerstruktur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08T07:42:54.290000000</dc:date>
    <meta:editing-duration>PT15H46M10S</meta:editing-duration>
    <meta:editing-cycles>101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10" meta:word-count="39" meta:character-count="302" meta:non-whitespace-character-count="272"/>
  </office:meta>
</office:document-meta>
</file>